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font-name="Consolas" fo:font-size="7pt" style:font-name-asian="Consolas" style:font-size-asian="7pt" style:font-name-complex="Consolas" style:font-size-complex="7pt"/>
    </style:style>
    <style:style style:name="P2" style:family="paragraph" style:parent-style-name="Standard" style:list-style-name="">
      <style:paragraph-properties style:text-autospace="none"/>
      <style:text-properties fo:font-size="7pt" style:font-size-asian="7pt" style:font-size-complex="7pt"/>
    </style:style>
    <style:style style:name="P3" style:family="paragraph" style:parent-style-name="Standard" style:list-style-name="">
      <style:paragraph-properties fo:margin-left="-0.053cm" fo:margin-right="-0.079cm" fo:text-indent="0cm" style:auto-text-indent="false" style:text-autospace="none">
        <style:tab-stops>
          <style:tab-stop style:position="1.508cm"/>
          <style:tab-stop style:position="19.976cm"/>
        </style:tab-stops>
      </style:paragraph-properties>
      <style:text-properties fo:font-size="7pt" style:font-size-asian="7pt" style:font-size-complex="7pt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style:font-name-asian="Consolas" style:font-name-complex="Consolas"/>
    </style:style>
    <style:style style:name="T4" style:family="text">
      <style:text-properties fo:color="#0000ff" style:font-name="Consolas" fo:font-weight="bold" style:font-name-asian="Consolas" style:font-weight-asian="bold" style:font-name-complex="Consolas" style:font-weight-complex="bold"/>
    </style:style>
    <style:style style:name="T5" style:family="text">
      <style:text-properties fo:color="#0000ff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T6" style:family="text">
      <style:text-properties fo:color="#0000ff" style:font-name="Consolas" fo:font-size="8pt" style:font-name-asian="Consolas" style:font-size-asian="8pt" style:font-name-complex="Consolas" style:font-size-complex="8pt"/>
    </style:style>
    <style:style style:name="T7" style:family="text">
      <style:text-properties fo:color="#0000ff" fo:font-size="9.5pt" style:font-size-asian="9.5pt" style:font-size-complex="9.5pt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0000ff" fo:font-size="8pt" fo:font-weight="bold" style:font-size-asian="8pt" style:font-weight-asian="bold" style:font-size-complex="8pt" style:font-weight-complex="bold"/>
    </style:style>
    <style:style style:name="T10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style:use-window-font-color="true" style:font-name="Consolas" style:font-name-asian="Consolas" style:font-name-complex="Consolas"/>
    </style:style>
    <style:style style:name="T12" style:family="text">
      <style:text-properties style:use-window-font-color="true" style:font-name="Consolas" fo:font-weight="bold" style:font-name-asian="Consolas" style:font-weight-asian="bold" style:font-name-complex="Consolas" style:font-weight-complex="bold"/>
    </style:style>
    <style:style style:name="T13" style:family="text">
      <style:text-properties style:use-window-font-color="true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T14" style:family="text">
      <style:text-properties style:use-window-font-color="true" style:font-name="Consolas" fo:font-size="8pt" style:font-name-asian="Consolas" style:font-size-asian="8pt" style:font-name-complex="Consolas" style:font-size-complex="8pt"/>
    </style:style>
    <style:style style:name="T15" style:family="text">
      <style:text-properties fo:color="#2b91af" style:font-name="Consolas" style:font-name-asian="Consolas" style:font-name-complex="Consolas"/>
    </style:style>
    <style:style style:name="T16" style:family="text">
      <style:text-properties fo:color="#2b91af" style:font-name="Consolas" fo:font-weight="bold" style:font-name-asian="Consolas" style:font-weight-asian="bold" style:font-name-complex="Consolas" style:font-weight-complex="bold"/>
    </style:style>
    <style:style style:name="T17" style:family="text">
      <style:text-properties fo:color="#2b91af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T18" style:family="text">
      <style:text-properties fo:color="#008000" style:font-name="Consolas" style:font-name-asian="Consolas" style:font-name-complex="Consolas"/>
    </style:style>
    <style:style style:name="T1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0" style:family="text">
      <style:text-properties fo:color="#a31515" style:font-name="Consolas" style:font-name-asian="Consolas" style:font-name-complex="Consolas"/>
    </style:style>
    <style:style style:name="T21" style:family="text">
      <style:text-properties fo:color="#ff0000" style:font-name="Consolas" fo:font-weight="bold" style:font-name-asian="Consolas" style:font-weight-asian="bold" style:font-name-complex="Consolas" style:font-weight-complex="bold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8pt" fo:font-weight="bold" style:font-size-asian="8pt" style:font-weight-asian="bold" style:font-size-complex="8pt" style:font-weight-complex="bold"/>
    </style:style>
    <style:style style:name="T25" style:family="text">
      <style:text-properties fo:font-size="9.5pt" style:font-size-asian="9.5pt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"><text:s text:c="8"/></text:span><text:span text:style-name="T5">public</text:span><text:span text:style-name="T13"> </text:span><text:span text:style-name="T5">void</text:span><text:span text:style-name="T13"> HausBauen(</text:span><text:span text:style-name="T5">int</text:span><text:span text:style-name="T13"> Feld)</text:span></text:p>
      <text:p text:style-name="P2"><text:span text:style-name="T11"><text:s text:c="8"/>{</text:span><text:span text:style-name="T18">// id == Feld</text:span>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38: Fehlerhafte FeldID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1: Das ist kein Straße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InJail) { SystemMessageF(</text:span><text:span text:style-name="T20">"Fehler 2: Es kann vom Gefängnis aus kein Haus gebaut werden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Straße_Komplett(Feld) &amp;&amp; Straßen[Felder[Feld].Straße].Typ==0 &amp;&amp; Straßen[Felder[Feld].Straße].Besitzer == GetFarbe() &amp;&amp; Straßen[Felder[Feld].Straße].Haus &lt; 5 &amp;&amp; (EigenePosition == Feld || EigenePosition <text:tab/><text:tab/><text:tab/><text:tab/><text:tab/><text:tab/><text:tab/><text:tab/><text:tab/><text:tab/><text:tab/><text:tab/></text:span><text:span text:style-name="T21">-&gt;</text:span><text:span text:style-name="T11"> == Straßen[Felder[Feld].Straße].Partner || EigenePosition == Straßen[Felder[Feld].Straße].Partner2))</text:span></text:p>
      <text:p text:style-name="P1"><text:s text:c="12"/>{</text:p>
      <text:p text:style-name="P2"><text:span text:style-name="T11"><text:s text:c="16"/></text:span><text:span text:style-name="T3">int</text:span><text:span text:style-name="T11"> a = Straßen[Felder[Feld].Straße].Haus;</text:span></text:p>
      <text:p text:style-name="P2"><text:span text:style-name="T11"><text:s text:c="16"/></text:span><text:span text:style-name="T3">int</text:span><text:span text:style-name="T11"> b = Straßen[Felder[Feld].Straße].Partner &lt; 0 ? -1 : Straßen[Straßen[Felder[Feld].Straße].Partner].Haus;</text:span></text:p>
      <text:p text:style-name="P2"><text:span text:style-name="T11"><text:s text:c="16"/></text:span><text:span text:style-name="T3">int</text:span><text:span text:style-name="T11"> c = Straßen[Felder[Feld].Straße].Partner2 &lt; 0 ? -1 : Straßen[Straßen[Felder[Feld].Straße].Partner2].Haus;</text:span></text:p>
      <text:p text:style-name="P2"><text:span text:style-name="T11"><text:s text:c="16"/></text:span><text:span text:style-name="T3">int</text:span><text:span text:style-name="T11"> summ = 0;</text:span></text:p>
      <text:p text:style-name="P2"><text:span text:style-name="T11"><text:s text:c="16"/></text:span><text:span text:style-name="T3">int</text:span><text:span text:style-name="T11"> anz = 1;</text:span></text:p>
      <text:p text:style-name="P2"><text:span text:style-name="T11"><text:s text:c="16"/></text:span><text:span text:style-name="T3">if</text:span><text:span text:style-name="T11"> (b &gt; -1 &amp;&amp; c == -1) { anz = 2; summ = a + b; }</text:span></text:p>
      <text:p text:style-name="P2"><text:span text:style-name="T11"><text:s text:c="16"/></text:span><text:span text:style-name="T3">if</text:span><text:span text:style-name="T11"> (b &gt; -1 &amp;&amp; c &gt; -1) { anz = 3; summ = a + b + c; }</text:span></text:p>
      <text:p text:style-name="P2"><text:span text:style-name="T11"><text:s text:c="16"/></text:span><text:span text:style-name="T3">if</text:span><text:span text:style-name="T11"> (Straßen[Felder[Feld].Straße].Haus &lt; (</text:span><text:span text:style-name="T3">int</text:span><text:span text:style-name="T11">)summ / anz)</text:span></text:p>
      <text:p text:style-name="P1"><text:s text:c="16"/>{</text:p>
      <text:p text:style-name="P1"><text:s text:c="20"/>Money2 -= GetHausBauPreis(Feld);</text:p>
      <text:p text:style-name="P2"><text:span text:style-name="T11"><text:s text:c="20"/>SystemMessage(</text:span><text:span text:style-name="T20">"Spieler "</text:span><text:span text:style-name="T11"> + GetFarbe().ToString() + </text:span><text:span text:style-name="T20">" baut Haus auf "</text:span><text:span text:style-name="T11"> + Straßen[Felder[Feld].Straße].Name + </text:span><text:span text:style-name="T20">" ("</text:span><text:span text:style-name="T11"> + GetHausBauPreis(Feld).ToString()+ </text:span><text:span text:style-name="T20">")"</text:span><text:span text:style-name="T11">);</text:span></text:p>
      <text:p text:style-name="P1"><text:s text:c="20"/>Straßen[Felder[Feld].Straße].Haus++;</text:p>
      <text:p text:style-name="P1"><text:s text:c="16"/>}</text:p>
      <text:p text:style-name="P2"><text:span text:style-name="T11"><text:s text:c="16"/></text:span><text:span text:style-name="T3">else</text:span></text:p>
      <text:p text:style-name="P2"><text:span text:style-name="T11"><text:s text:c="20"/>SystemMessageF(</text:span><text:span text:style-name="T20">"Fehler 3: Kein gleichmässiges Bauen!"</text:span><text:span text:style-name="T11">);</text:span></text:p>
      <text:p text:style-name="P1"><text:s text:c="12"/>}</text:p>
      <text:p text:style-name="P2"><text:span text:style-name="T11"><text:s text:c="12"/></text:span><text:span text:style-name="T3">else</text:span></text:p>
      <text:p text:style-name="P1"><text:s text:c="12"/>{</text:p>
      <text:p text:style-name="P2"><text:span text:style-name="T11"><text:s text:c="16"/>SystemMessageF(</text:span><text:span text:style-name="T20">"Fehler 4: Haus konnte nicht gebaut werden!"</text:span><text:span text:style-name="T11">);</text:span></text:p>
      <text:p text:style-name="P1"><text:s text:c="12"/>}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void</text:span><text:span text:style-name="T13"> HausAbreissen(</text:span><text:span text:style-name="T5">int</text:span><text:span text:style-name="T13"> Feld)</text:span></text:p>
      <text:p text:style-name="P2"><text:span text:style-name="T11"><text:s text:c="8"/>{</text:span><text:span text:style-name="T18">// id == Feld</text:span></text:p>
      <text:p text:style-name="P2"><text:span text:style-name="T11"><text:s text:c="12"/></text:span><text:span text:style-name="T3">if</text:span><text:span text:style-name="T11"> (Feld &lt; 0 || Feld &gt;= Felder.Count()) {SystemMessageF(</text:span><text:span text:style-name="T20">"Fehler 37: Fehlerhafte FeldID!"</text:span><text:span text:style-name="T11">); </text:span><text:span text:style-name="T3">return</text:span><text:span text:style-name="T11">;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5: Das ist kein Straße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InJail) { SystemMessageF(</text:span><text:span text:style-name="T20">"Fehler 6: Es kann vom Gefängnis aus kein Haus abgerissen werden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Straßen[Felder[Feld].Straße].Haus &gt; 0 &amp;&amp; Straßen[Felder[Feld].Straße].Besitzer == GetFarbe())</text:span></text:p>
      <text:p text:style-name="P1"><text:s text:c="12"/>{</text:p>
      <text:p text:style-name="P2"><text:span text:style-name="T11"><text:s text:c="16"/></text:span><text:span text:style-name="T3">int</text:span><text:span text:style-name="T11"> a = Straßen[Felder[Feld].Straße].Haus;</text:span></text:p>
      <text:p text:style-name="P2"><text:span text:style-name="T11"><text:s text:c="16"/></text:span><text:span text:style-name="T3">int</text:span><text:span text:style-name="T11"> b = Straßen[Felder[Feld].Straße].Partner &lt; 0 ? -1 : Straßen[Straßen[Felder[Feld].Straße].Partner].Haus;</text:span></text:p>
      <text:p text:style-name="P2"><text:span text:style-name="T11"><text:s text:c="16"/></text:span><text:span text:style-name="T3">int</text:span><text:span text:style-name="T11"> c = Straßen[Felder[Feld].Straße].Partner2 &lt; 0 ? -1 : Straßen[Straßen[Felder[Feld].Straße].Partner2].Haus;</text:span></text:p>
      <text:p text:style-name="P2"><text:span text:style-name="T11"><text:s text:c="16"/></text:span><text:span text:style-name="T3">int</text:span><text:span text:style-name="T11"> summ = 0;</text:span></text:p>
      <text:p text:style-name="P2"><text:span text:style-name="T11"><text:s text:c="16"/></text:span><text:span text:style-name="T3">int</text:span><text:span text:style-name="T11"> anz = 1;</text:span></text:p>
      <text:p text:style-name="P2"><text:span text:style-name="T11"><text:s text:c="16"/></text:span><text:span text:style-name="T3">if</text:span><text:span text:style-name="T11"> (b &gt; -1 &amp;&amp; c == -1) { anz = 2; summ = a + b; }</text:span></text:p>
      <text:p text:style-name="P2"><text:span text:style-name="T11"><text:s text:c="16"/></text:span><text:span text:style-name="T3">if</text:span><text:span text:style-name="T11"> (b &gt; -1 &amp;&amp; c &gt; -1) { anz = 3; summ = a + b + c; }</text:span></text:p>
      <text:p text:style-name="P2"><text:span text:style-name="T11"><text:s text:c="16"/></text:span><text:span text:style-name="T3">if</text:span><text:span text:style-name="T11"> (Straßen[Felder[Feld].Straße].Haus &gt; (</text:span><text:span text:style-name="T3">int</text:span><text:span text:style-name="T11">)summ / anz)</text:span></text:p>
      <text:p text:style-name="P1"><text:s text:c="16"/>{</text:p>
      <text:p text:style-name="P2"><text:span text:style-name="T11"><text:s text:c="20"/>Money2 += (</text:span><text:span text:style-name="T3">int</text:span><text:span text:style-name="T11">)(GetLastHausBauPreis(Feld) * 0.9f);</text:span></text:p>
      <text:p text:style-name="P2"><text:span text:style-name="T11"><text:s text:c="20"/>SystemMessage(</text:span><text:span text:style-name="T20">"Spieler "</text:span><text:span text:style-name="T11"> + GetFarbe().ToString() + </text:span><text:span text:style-name="T20">" reist Haus in "</text:span><text:span text:style-name="T11"> + Straßen[Felder[Feld].Straße].Name + </text:span><text:span text:style-name="T20">" ab ("</text:span><text:span text:style-name="T11"> + ((</text:span><text:span text:style-name="T3">int</text:span><text:span text:style-name="T11">)(GetLastHausBauPreis(Feld) * 0.9f)).ToString() + </text:span><text:span text:style-name="T20">")"</text:span><text:span text:style-name="T11">);</text:span></text:p>
      <text:p text:style-name="P1"><text:s text:c="20"/>Straßen[Felder[Feld].Straße].Haus--;</text:p>
      <text:p text:style-name="P1"><text:s text:c="16"/>}</text:p>
      <text:p text:style-name="P2"><text:span text:style-name="T11"><text:s text:c="16"/></text:span><text:span text:style-name="T3">else</text:span></text:p>
      <text:p text:style-name="P2"><text:span text:style-name="T11"><text:s text:c="20"/>SystemMessageF(</text:span><text:span text:style-name="T20">"Fehler 7: Kein gleichmässiges abreissen!"</text:span><text:span text:style-name="T11">);</text:span></text:p>
      <text:p text:style-name="P1"><text:s text:c="12"/>}</text:p>
      <text:p text:style-name="P2"><text:span text:style-name="T11"><text:s text:c="12"/></text:span><text:span text:style-name="T3">else</text:span></text:p>
      <text:p text:style-name="P1"><text:s text:c="12"/>{</text:p>
      <text:p text:style-name="P2"><text:span text:style-name="T11"><text:s text:c="16"/>SystemMessageF(</text:span><text:span text:style-name="T20">"Fehler 8: Haus konnte nicht abgerissen werden!"</text:span><text:span text:style-name="T11">);</text:span></text:p>
      <text:p text:style-name="P1"><text:s text:c="12"/>}</text:p>
      <text:p text:style-name="P1"><text:s text:c="8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1"><text:s text:c="8"/></text:span><text:span text:style-name="T5">public</text:span><text:span text:style-name="T13"> </text:span><text:span text:style-name="T5">int</text:span><text:span text:style-name="T13"> GetMiete(</text:span><text:span text:style-name="T5">int</text:span><text:span text:style-name="T13"> Feld, </text:span><text:span text:style-name="T5">int</text:span><text:span text:style-name="T13"> WuerfelSumme)</text:span></text:p>
      <text:p text:style-name="P2"><text:span text:style-name="T11"><text:s text:c="8"/>{</text:span><text:span text:style-name="T18">// id == Feld</text:span></text:p>
      <text:p text:style-name="P2"><text:span text:style-name="T11"><text:s text:c="12"/></text:span><text:span text:style-name="T3">if</text:span><text:span text:style-name="T11"> (Feld &lt; 0 || Feld &gt;= Felder.Count()){ SystemMessageF(</text:span><text:span text:style-name="T20">"Fehler 36: Fehlerhafte FeldID!"</text:span><text:span text:style-name="T11">); </text:span><text:span text:style-name="T3">return</text:span><text:span text:style-name="T11"> 0;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9: Hier gibts keine Miete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Straßen[Felder[Feld].Straße].Besitzer &lt;= 0) </text:span><text:span text:style-name="T3">return</text:span><text:span text:style-name="T11"> 0;</text:span></text:p>
      <text:p text:style-name="P2"><text:span text:style-name="T11"><text:s text:c="12"/></text:span><text:span text:style-name="T3">int</text:span><text:span text:style-name="T11"> miet = 0;</text:span></text:p>
      <text:p text:style-name="P2"><text:span text:style-name="T11"><text:s text:c="12"/></text:span><text:span text:style-name="T3">if</text:span><text:span text:style-name="T11"> (Straßen[Felder[Feld].Straße].Typ == 0)</text:span></text:p>
      <text:p text:style-name="P2"><text:span text:style-name="T11"><text:s text:c="12"/>{ </text:span><text:span text:style-name="T18">// Straße</text:span></text:p>
      <text:p text:style-name="P1"><text:s text:c="16"/>miet = Straßen[Felder[Feld].Straße].Miete[Straßen[Felder[Feld].Straße].Haus];</text:p>
      <text:p text:style-name="P2"><text:span text:style-name="T11"><text:s text:c="16"/></text:span><text:span text:style-name="T3">if</text:span><text:span text:style-name="T11"> (Straße_Komplett(Feld) &amp;&amp; Straßen[Felder[Feld].Straße].Haus == 0) miet += Straßen[Felder[Feld].Straße].Miete[Straßen[Felder[Feld].Straße].Haus];</text:span></text:p>
      <text:p text:style-name="P1"><text:s text:c="12"/>}</text:p>
      <text:p text:style-name="P2"><text:span text:style-name="T11"><text:s text:c="12"/></text:span><text:span text:style-name="T3">else</text:span></text:p>
      <text:p text:style-name="P2"><text:span text:style-name="T11"><text:s text:c="16"/></text:span><text:span text:style-name="T3">if</text:span><text:span text:style-name="T11"> (Straßen[Felder[Feld].Straße].Typ == 1)</text:span></text:p>
      <text:p text:style-name="P2"><text:span text:style-name="T11"><text:s text:c="16"/>{ </text:span><text:span text:style-name="T18">// Bahnhof</text:span></text:p>
      <text:p text:style-name="P2"><text:span text:style-name="T11"><text:s text:c="20"/></text:span><text:span text:style-name="T3">int</text:span><text:span text:style-name="T11"> owner = Straßen[Felder[Feld].Straße].Besitzer;</text:span></text:p>
      <text:p text:style-name="P2"><text:span text:style-name="T11"><text:s text:c="20"/></text:span><text:span text:style-name="T3">if</text:span><text:span text:style-name="T11"> (owner &gt; 0)</text:span></text:p>
      <text:p text:style-name="P1"><text:s text:c="20"/>{</text:p>
      <text:p text:style-name="P2"><text:span text:style-name="T11"><text:s text:c="24"/></text:span><text:span text:style-name="T3">int</text:span><text:span text:style-name="T11"> hab = 0;</text:span></text:p>
      <text:p text:style-name="P1"><text:s text:c="24"/>hab = Straßen[Straßen[Felder[Feld].Straße].Partner].Besitzer == owner ? 1 : 0 + Straßen[Straßen[Felder[Feld].Straße].Partner2].Besitzer == owner ? 1 : 0 + <text:tab/><text:tab/><text:tab/><text:tab/><text:tab/><text:tab/><text:tab/><text:tab/><text:tab/><text:tab/><text:tab/><text:tab/><text:tab/><text:tab/><text:tab/><text:tab/><text:tab/><text:tab/><text:span text:style-name="T22">-&gt; </text:span>Straßen[Straßen[Felder[Feld].Straße].Partner3].Besitzer == owner ? 1 : 0;</text:p>
      <text:p text:style-name="P1"><text:s text:c="24"/>miet = Straßen[Felder[Feld].Straße].Miete[hab];</text:p>
      <text:p text:style-name="P1"><text:s text:c="20"/>}</text:p>
      <text:p text:style-name="P1"><text:s text:c="16"/>}</text:p>
      <text:p text:style-name="P2"><text:span text:style-name="T11"><text:s text:c="16"/></text:span><text:span text:style-name="T3">else</text:span></text:p>
      <text:p text:style-name="P2"><text:span text:style-name="T11"><text:s text:c="20"/></text:span><text:span text:style-name="T3">if</text:span><text:span text:style-name="T11"> (Straßen[Felder[Feld].Straße].Typ == 2)</text:span></text:p>
      <text:p text:style-name="P2"><text:span text:style-name="T11"><text:s text:c="20"/>{ </text:span><text:span text:style-name="T18">// Wasserwerk</text:span></text:p>
      <text:p text:style-name="P2"><text:span text:style-name="T11"><text:s text:c="24"/></text:span><text:span text:style-name="T3">int</text:span><text:span text:style-name="T11"> owner = Straßen[Felder[Feld].Straße].Besitzer;</text:span></text:p>
      <text:p text:style-name="P2"><text:span text:style-name="T11"><text:s text:c="24"/></text:span><text:span text:style-name="T3">if</text:span><text:span text:style-name="T11"> (Straßen[Straßen[Felder[Feld].Straße].Partner].Besitzer == owner)</text:span></text:p>
      <text:p text:style-name="P1"><text:s text:c="24"/>{</text:p>
      <text:p text:style-name="P1"><text:s text:c="28"/>miet = WuerfelSumme * Straßen[Felder[Feld].Straße].Miete[1];</text:p>
      <text:p text:style-name="P1"><text:s text:c="24"/>}</text:p>
      <text:p text:style-name="P2"><text:span text:style-name="T11"><text:s text:c="24"/></text:span><text:span text:style-name="T3">else</text:span></text:p>
      <text:p text:style-name="P1"><text:s text:c="24"/>{</text:p>
      <text:p text:style-name="P1"><text:s text:c="28"/>miet = WuerfelSumme * Straßen[Felder[Feld].Straße].Miete[0];</text:p>
      <text:p text:style-name="P1"><text:s text:c="24"/>}</text:p>
      <text:p text:style-name="P1"><text:s text:c="20"/>}</text:p>
      <text:p text:style-name="P2"><text:span text:style-name="T11"><text:s text:c="20"/></text:span><text:span text:style-name="T3">else</text:span></text:p>
      <text:p text:style-name="P2"><text:span text:style-name="T11"><text:s text:c="20"/>{ SystemMessageF(</text:span><text:span text:style-name="T20">"Fehler 10: Hier gibts keine Miete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return</text:span><text:span text:style-name="T11"> miet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int</text:span><text:span text:style-name="T13"> GetHausBauPreis(</text:span><text:span text:style-name="T5">int</text:span><text:span text:style-name="T13"> Feld)</text:span></text:p>
      <text:p text:style-name="P2"><text:span text:style-name="T11"><text:s text:c="8"/>{</text:span><text:span text:style-name="T18">// id == feld</text:span>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35: Fehlerhafte FeldID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11: Das ist keine Straße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Straßen[Felder[Feld].Straße].Haus &gt;= 5) { SystemMessageF(</text:span><text:span text:style-name="T20">"Fehler 12: Kein Bauplatz Frei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return</text:span><text:span text:style-name="T11"> Straßen[Felder[Feld].Straße].Haus &gt;= 4 ? Straßen[Felder[Feld].Straße].HotelPreis : Straßen[Felder[Feld].Straße].HausPreis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int</text:span><text:span text:style-name="T13"> GetLastHausBauPreis(</text:span><text:span text:style-name="T5">int</text:span><text:span text:style-name="T13"> Feld)</text:span></text:p>
      <text:p text:style-name="P2"><text:span text:style-name="T11"><text:s text:c="8"/>{</text:span><text:span text:style-name="T18">// id == feld</text:span>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34: Fehlerhafte FeldID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13: Das ist kein Straße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Straßen[Felder[Feld].Straße].Haus == 0) </text:span><text:span text:style-name="T3">return</text:span><text:span text:style-name="T11"> 0;</text:span></text:p>
      <text:p text:style-name="P2"><text:span text:style-name="T11"><text:s text:c="12"/></text:span><text:span text:style-name="T3">return</text:span><text:span text:style-name="T11"> Straßen[Felder[Feld].Straße].Haus == 5 ? Straßen[Felder[Feld].Straße].HotelPreis : Straßen[Felder[Feld].Straße].HausPreis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17">Straße</text:span><text:span text:style-name="T13"> GetStraße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33: Fehlerhafte FeldID!"</text:span><text:span text:style-name="T11">); </text:span><text:span text:style-name="T3">return</text:span><text:span text:style-name="T11"> </text:span><text:span text:style-name="T3">null</text:span><text:span text:style-name="T11">; }</text:span></text:p>
      <text:p text:style-name="P2"><text:span text:style-name="T11"><text:s text:c="12"/></text:span><text:span text:style-name="T3">if</text:span><text:span text:style-name="T11"> (!IsStraße(Feld)) </text:span><text:span text:style-name="T3">return</text:span><text:span text:style-name="T11"> </text:span><text:span text:style-name="T3">null</text:span><text:span text:style-name="T11">;</text:span></text:p>
      <text:p text:style-name="P2"><text:span text:style-name="T11"><text:s text:c="12"/></text:span><text:span text:style-name="T3">return</text:span><text:span text:style-name="T11"> Straßen[Felder[Feld].Straße]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int</text:span><text:span text:style-name="T13"> GetFeld(</text:span><text:span text:style-name="T5">int</text:span><text:span text:style-name="T13"> straße)</text:span></text:p>
      <text:p text:style-name="P1"><text:s text:c="8"/>{</text:p>
      <text:p text:style-name="P2"><text:span text:style-name="T11"><text:s text:c="12"/></text:span><text:span text:style-name="T3">if</text:span><text:span text:style-name="T11"> (straße &lt; 0 || straße &gt;= Straßen.Count()) { SystemMessageF(</text:span><text:span text:style-name="T20">"Fehler 61: Fehlerhafte StraßenID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return</text:span><text:span text:style-name="T11"> Straßen[straße].Feld;</text:span></text:p>
      <text:p text:style-name="P1"><text:s text:c="8"/>}</text:p>
      <text:p text:style-name="P1"/>
      <text:p text:style-name="P1"/>
      <text:p text:style-name="P2"><text:soft-page-break/><text:span text:style-name="T11"><text:s text:c="8"/></text:span><text:span text:style-name="T5">public</text:span><text:span text:style-name="T13"> </text:span><text:span text:style-name="T5">int</text:span><text:span text:style-name="T13"> GetFeld(</text:span><text:span text:style-name="T17">Straße</text:span><text:span text:style-name="T13"> straße)</text:span></text:p>
      <text:p text:style-name="P1"><text:s text:c="8"/>{</text:p>
      <text:p text:style-name="P2"><text:span text:style-name="T11"><text:s text:c="12"/></text:span><text:span text:style-name="T3">if</text:span><text:span text:style-name="T11"> (straße==</text:span><text:span text:style-name="T3">null</text:span><text:span text:style-name="T11">) { SystemMessageF(</text:span><text:span text:style-name="T20">"Fehler 62: Fehlerhaftes Straßenobjekt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return</text:span><text:span text:style-name="T11"> straße.Feld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bool</text:span><text:span text:style-name="T13"> IsStraße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32: Fehlerhafte FeldID!"</text:span><text:span text:style-name="T11">); </text:span><text:span text:style-name="T3">return</text:span><text:span text:style-name="T11"> </text:span><text:span text:style-name="T3">false</text:span><text:span text:style-name="T11">; }</text:span></text:p>
      <text:p text:style-name="P2"><text:span text:style-name="T11"><text:s text:c="12"/></text:span><text:span text:style-name="T3">return</text:span><text:span text:style-name="T11"> Felder[Feld].Typ == 0 ? </text:span><text:span text:style-name="T3">true</text:span><text:span text:style-name="T11"> : </text:span><text:span text:style-name="T3">false</text:span><text:span text:style-name="T11">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17">List</text:span><text:span text:style-name="T13">&lt;</text:span><text:span text:style-name="T17">Straße</text:span><text:span text:style-name="T13">&gt; GetStraßenVonSpieler(</text:span><text:span text:style-name="T5">int</text:span><text:span text:style-name="T13"> SpielerFarbe)</text:span></text:p>
      <text:p text:style-name="P1"><text:s text:c="8"/>{</text:p>
      <text:p text:style-name="P2"><text:span text:style-name="T11"><text:s text:c="12"/></text:span><text:span text:style-name="T15">List</text:span><text:span text:style-name="T11">&lt;</text:span><text:span text:style-name="T15">Straße</text:span><text:span text:style-name="T11">&gt; temp = </text:span><text:span text:style-name="T3">new</text:span><text:span text:style-name="T11"> </text:span><text:span text:style-name="T15">List</text:span><text:span text:style-name="T11">&lt;</text:span><text:span text:style-name="T15">Straße</text:span><text:span text:style-name="T11">&gt;();</text:span></text:p>
      <text:p text:style-name="P2"><text:span text:style-name="T11"><text:s text:c="12"/></text:span><text:span text:style-name="T3">if</text:span><text:span text:style-name="T11"> (SpielerFarbe &lt;= 0 || SpielerFarbe &gt;= 7) { SystemMessageF(</text:span><text:span text:style-name="T20">"Fehler 26: SpielerID existiert nicht!"</text:span><text:span text:style-name="T11">); </text:span><text:span text:style-name="T3">return</text:span><text:span text:style-name="T11"> </text:span><text:span text:style-name="T3">null</text:span><text:span text:style-name="T11">; }</text:span></text:p>
      <text:p text:style-name="P2"><text:span text:style-name="T11"><text:s text:c="12"/></text:span><text:span text:style-name="T3">for</text:span><text:span text:style-name="T11"> (</text:span><text:span text:style-name="T3">int</text:span><text:span text:style-name="T11"> i = 0; i &lt; Felder.Count(); i++)</text:span></text:p>
      <text:p text:style-name="P2"><text:span text:style-name="T11"><text:s text:c="16"/></text:span><text:span text:style-name="T3">if</text:span><text:span text:style-name="T11"> (IsStraße(i) &amp;&amp; Straßen[Felder[i].Straße].Besitzer == SpielerFarbe)</text:span></text:p>
      <text:p text:style-name="P1"><text:s text:c="20"/>temp.Add(Straßen[Felder[i].Straße]);</text:p>
      <text:p text:style-name="P2"><text:span text:style-name="T11"><text:s text:c="12"/></text:span><text:span text:style-name="T3">return</text:span><text:span text:style-name="T11"> temp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int</text:span><text:span text:style-name="T13"> GetGebauteHaeuserVonSpieler(</text:span><text:span text:style-name="T5">int</text:span><text:span text:style-name="T13"> SpielerFarbe)</text:span></text:p>
      <text:p text:style-name="P1"><text:s text:c="8"/>{</text:p>
      <text:p text:style-name="P2"><text:span text:style-name="T11"><text:s text:c="12"/></text:span><text:span text:style-name="T3">if</text:span><text:span text:style-name="T11"> (SpielerFarbe &lt;= 0 || SpielerFarbe &gt;= 7) { SystemMessageF(</text:span><text:span text:style-name="T20">"Fehler 27: SpielerID existiert nicht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nt</text:span><text:span text:style-name="T11"> summ = 0;</text:span></text:p>
      <text:p text:style-name="P2"><text:span text:style-name="T11"><text:s text:c="12"/></text:span><text:span text:style-name="T3">for</text:span><text:span text:style-name="T11"> (</text:span><text:span text:style-name="T3">int</text:span><text:span text:style-name="T11"> i = 0; i &lt; Felder.Count(); i++)</text:span></text:p>
      <text:p text:style-name="P2"><text:span text:style-name="T11"><text:s text:c="16"/></text:span><text:span text:style-name="T3">if</text:span><text:span text:style-name="T11"> (IsStraße(i) &amp;&amp; Straßen[Felder[i].Straße].Besitzer == SpielerFarbe)</text:span></text:p>
      <text:p text:style-name="P1"><text:s text:c="20"/>summ+=Straßen[Felder[i].Straße].Haus;</text:p>
      <text:p text:style-name="P2"><text:span text:style-name="T11"><text:s text:c="12"/></text:span><text:span text:style-name="T3">return</text:span><text:span text:style-name="T11"> summ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int</text:span><text:span text:style-name="T13"> GetWertHaeuser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28: Fehlerhafte FeldID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39: Das ist keine Straße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return</text:span><text:span text:style-name="T11"> Straßen[Felder[Feld].Straße].Haus == 5 ? Straßen[Felder[Feld].Straße].HotelPreis + 4 * Straßen[Felder[Feld].Straße].HausPreis : Straßen[Felder[Feld].Straße].HausPreis * <text:tab/><text:tab/><text:tab/><text:tab/><text:tab/><text:tab/><text:tab/><text:tab/><text:tab/><text:tab/><text:tab/><text:tab/><text:tab/><text:tab/><text:tab/><text:tab/><text:tab/><text:tab/><text:tab/><text:tab/></text:span><text:span text:style-name="T21">-&gt; </text:span><text:span text:style-name="T11">Straßen[Felder[Feld].Straße].Haus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int</text:span><text:span text:style-name="T13"> GetStraßenPreis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42: Fehlerhafte FeldID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43: Das ist keine Straße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return</text:span><text:span text:style-name="T11"> Straßen[Felder[Feld].Straße].Preis;</text:span></text:p>
      <text:p text:style-name="P1"><text:s text:c="8"/>}</text:p>
      <text:p text:style-name="P1"/>
      <text:p text:style-name="P2"><text:span text:style-name="T11"><text:s text:c="7"/></text:span><text:span text:style-name="T13"><text:s/></text:span><text:span text:style-name="T5">public</text:span><text:span text:style-name="T13"> </text:span><text:span text:style-name="T5">bool</text:span><text:span text:style-name="T13"> GetStraßeFrei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44: Fehlerhafte FeldID"</text:span><text:span text:style-name="T11">); </text:span><text:span text:style-name="T3">return</text:span><text:span text:style-name="T11"> </text:span><text:span text:style-name="T3">false</text:span><text:span text:style-name="T11">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45: Das ist keine Straße!"</text:span><text:span text:style-name="T11">); </text:span><text:span text:style-name="T3">return</text:span><text:span text:style-name="T11"> </text:span><text:span text:style-name="T3">false</text:span><text:span text:style-name="T11">; }</text:span></text:p>
      <text:p text:style-name="P2"><text:span text:style-name="T11"><text:s text:c="12"/></text:span><text:span text:style-name="T3">return</text:span><text:span text:style-name="T11"> Straßen[Felder[Feld].Straße].Besitzer&lt;=0 ? </text:span><text:span text:style-name="T3">true</text:span><text:span text:style-name="T11"> : </text:span><text:span text:style-name="T3">false</text:span><text:span text:style-name="T11">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int</text:span><text:span text:style-name="T13"> GetStraßenBesitzer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46: Fehlerhafte FeldID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47: Das ist keine Straße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return</text:span><text:span text:style-name="T11"> Straßen[Felder[Feld].Straße].Besitzer;</text:span></text:p>
      <text:p text:style-name="P1"><text:s text:c="8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1"><text:s text:c="8"/></text:span><text:span text:style-name="T5">public</text:span><text:span text:style-name="T13"> </text:span><text:span text:style-name="T17">List</text:span><text:span text:style-name="T13">&lt;</text:span><text:span text:style-name="T5">int</text:span><text:span text:style-name="T13">&gt; GetStraßenPartner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48:Fehlerhafte FeldID"</text:span><text:span text:style-name="T11">); </text:span><text:span text:style-name="T3">return</text:span><text:span text:style-name="T11"> </text:span><text:span text:style-name="T3">null</text:span><text:span text:style-name="T11">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49: Das ist keine Straße!"</text:span><text:span text:style-name="T11">); </text:span><text:span text:style-name="T3">return</text:span><text:span text:style-name="T11"> </text:span><text:span text:style-name="T3">null</text:span><text:span text:style-name="T11">; }</text:span></text:p>
      <text:p text:style-name="P2"><text:span text:style-name="T11"><text:s text:c="12"/></text:span><text:span text:style-name="T15">List</text:span><text:span text:style-name="T11">&lt;</text:span><text:span text:style-name="T3">int</text:span><text:span text:style-name="T11">&gt; temp = </text:span><text:span text:style-name="T3">new</text:span><text:span text:style-name="T11"> </text:span><text:span text:style-name="T15">List</text:span><text:span text:style-name="T11">&lt;</text:span><text:span text:style-name="T3">int</text:span><text:span text:style-name="T11">&gt;();</text:span></text:p>
      <text:p text:style-name="P1"><text:s text:c="12"/>temp.Add(Felder[Feld].Straße);</text:p>
      <text:p text:style-name="P2"><text:span text:style-name="T11"><text:s text:c="12"/></text:span><text:span text:style-name="T3">if</text:span><text:span text:style-name="T11"> (Straßen[Felder[Feld].Straße].Partner &gt;= 0) temp.Add(Straßen[Felder[Feld].Straße].Partner);</text:span></text:p>
      <text:p text:style-name="P2"><text:span text:style-name="T11"><text:s text:c="12"/></text:span><text:span text:style-name="T3">if</text:span><text:span text:style-name="T11"> (Straßen[Felder[Feld].Straße].Partner2 &gt;= 0) temp.Add(Straßen[Felder[Feld].Straße].Partner2);</text:span></text:p>
      <text:p text:style-name="P2"><text:span text:style-name="T11"><text:s text:c="12"/></text:span><text:span text:style-name="T3">if</text:span><text:span text:style-name="T11"> (Straßen[Felder[Feld].Straße].Partner3 &gt;= 0) temp.Add(Straßen[Felder[Feld].Straße].Partner3);</text:span></text:p>
      <text:p text:style-name="P2"><text:span text:style-name="T11"><text:s text:c="12"/></text:span><text:span text:style-name="T3">return</text:span><text:span text:style-name="T11"> temp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17">List</text:span><text:span text:style-name="T13">&lt;</text:span><text:span text:style-name="T5">int</text:span><text:span text:style-name="T13">&gt; GetFelderPartner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63:Fehlerhafte FeldID"</text:span><text:span text:style-name="T11">); </text:span><text:span text:style-name="T3">return</text:span><text:span text:style-name="T11"> </text:span><text:span text:style-name="T3">null</text:span><text:span text:style-name="T11">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64: Das ist keine Straße!"</text:span><text:span text:style-name="T11">); </text:span><text:span text:style-name="T3">return</text:span><text:span text:style-name="T11"> </text:span><text:span text:style-name="T3">null</text:span><text:span text:style-name="T11">; }</text:span></text:p>
      <text:p text:style-name="P2"><text:span text:style-name="T11"><text:s text:c="12"/></text:span><text:span text:style-name="T15">List</text:span><text:span text:style-name="T11">&lt;</text:span><text:span text:style-name="T3">int</text:span><text:span text:style-name="T11">&gt; temp = </text:span><text:span text:style-name="T3">new</text:span><text:span text:style-name="T11"> </text:span><text:span text:style-name="T15">List</text:span><text:span text:style-name="T11">&lt;</text:span><text:span text:style-name="T3">int</text:span><text:span text:style-name="T11">&gt;();</text:span></text:p>
      <text:p text:style-name="P1"><text:s text:c="12"/>temp.Add(Feld);</text:p>
      <text:p text:style-name="P2"><text:span text:style-name="T11"><text:s text:c="12"/></text:span><text:span text:style-name="T3">if</text:span><text:span text:style-name="T11"> (Straßen[Felder[Feld].Straße].Partner &gt;= 0) temp.Add(Straßen[Straßen[Felder[Feld].Straße].Partner].Feld);</text:span></text:p>
      <text:p text:style-name="P2"><text:span text:style-name="T11"><text:s text:c="12"/></text:span><text:span text:style-name="T3">if</text:span><text:span text:style-name="T11"> (Straßen[Felder[Feld].Straße].Partner2 &gt;= 0) temp.Add(Straßen[Straßen[Felder[Feld].Straße].Partner2].Feld);</text:span></text:p>
      <text:p text:style-name="P2"><text:span text:style-name="T11"><text:s text:c="12"/></text:span><text:span text:style-name="T3">if</text:span><text:span text:style-name="T11"> (Straßen[Felder[Feld].Straße].Partner3 &gt;= 0) temp.Add(Straßen[Straßen[Felder[Feld].Straße].Partner3].Feld);</text:span></text:p>
      <text:p text:style-name="P2"><text:span text:style-name="T11"><text:s text:c="12"/></text:span><text:span text:style-name="T3">return</text:span><text:span text:style-name="T11"> temp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int</text:span><text:span text:style-name="T13"> GetAnzahlStraßenPartnerBesitz(</text:span><text:span text:style-name="T5">int</text:span><text:span text:style-name="T13"> Feld, </text:span><text:span text:style-name="T5">int</text:span><text:span text:style-name="T13"> SpielerFarbe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52: Fehlerhafte FeldID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53: Das ist keine Straße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SpielerFarbe &lt;= 0 || SpielerFarbe &gt;= 7) { SystemMessageF(</text:span><text:span text:style-name="T20">"Fehler 54: SpielerID existiert nicht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nt</text:span><text:span text:style-name="T11"> summ = 0;</text:span></text:p>
      <text:p text:style-name="P2"><text:span text:style-name="T11"><text:s text:c="12"/></text:span><text:span text:style-name="T3">if</text:span><text:span text:style-name="T11"> (Straßen[Felder[Feld].Straße].Besitzer == SpielerFarbe) summ++;</text:span></text:p>
      <text:p text:style-name="P2"><text:span text:style-name="T11"><text:s text:c="12"/></text:span><text:span text:style-name="T3">if</text:span><text:span text:style-name="T11"> (Straßen[Felder[Feld].Straße].Partner &gt;= 0 &amp;&amp; Straßen[Straßen[Felder[Feld].Straße].Partner].Besitzer == SpielerFarbe) summ++;</text:span></text:p>
      <text:p text:style-name="P2"><text:span text:style-name="T11"><text:s text:c="12"/></text:span><text:span text:style-name="T3">if</text:span><text:span text:style-name="T11"> (Straßen[Felder[Feld].Straße].Partner2 &gt;= 0 &amp;&amp; Straßen[Straßen[Felder[Feld].Straße].Partner2].Besitzer == SpielerFarbe) summ++;</text:span></text:p>
      <text:p text:style-name="P2"><text:span text:style-name="T11"><text:s text:c="12"/></text:span><text:span text:style-name="T3">if</text:span><text:span text:style-name="T11"> (Straßen[Felder[Feld].Straße].Partner3 &gt;= 0 &amp;&amp; Straßen[Straßen[Felder[Feld].Straße].Partner3].Besitzer == SpielerFarbe) summ++;</text:span></text:p>
      <text:p text:style-name="P2"><text:span text:style-name="T11"><text:s text:c="12"/></text:span><text:span text:style-name="T3">return</text:span><text:span text:style-name="T11"> summ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int</text:span><text:span text:style-name="T13"> GetMaxAnzahlStraßenPartner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50: Fehlerhafte FeldID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51: Das ist keine Straße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nt</text:span><text:span text:style-name="T11"> summ = 1;</text:span></text:p>
      <text:p text:style-name="P2"><text:span text:style-name="T11"><text:s text:c="12"/></text:span><text:span text:style-name="T3">if</text:span><text:span text:style-name="T11"> (Straßen[Felder[Feld].Straße].Partner &gt;= 0) summ++;</text:span></text:p>
      <text:p text:style-name="P2"><text:span text:style-name="T11"><text:s text:c="12"/></text:span><text:span text:style-name="T3">if</text:span><text:span text:style-name="T11"> (Straßen[Felder[Feld].Straße].Partner2 &gt;= 0) summ++;</text:span></text:p>
      <text:p text:style-name="P2"><text:span text:style-name="T11"><text:s text:c="12"/></text:span><text:span text:style-name="T3">if</text:span><text:span text:style-name="T11"> (Straßen[Felder[Feld].Straße].Partner3 &gt;= 0) summ++;</text:span></text:p>
      <text:p text:style-name="P2"><text:span text:style-name="T11"><text:s text:c="12"/></text:span><text:span text:style-name="T3">return</text:span><text:span text:style-name="T11"> summ;</text:span></text:p>
      <text:p text:style-name="P1"><text:s text:c="8"/>}</text:p>
      <text:p text:style-name="P1"/>
      <text:p text:style-name="P1"><text:span text:style-name="T7"><text:s text:c="5"/></text:span><text:span text:style-name="T9">public</text:span><text:span text:style-name="T24"> </text:span><text:span text:style-name="T9">void</text:span><text:span text:style-name="T24"> GefängnisFreikaufen()</text:span></text:p>
      <text:p text:style-name="P1"><text:s text:c="8"/>{</text:p>
      <text:p text:style-name="P2"><text:span text:style-name="T11"><text:s text:c="12"/></text:span><text:span text:style-name="T3">if</text:span><text:span text:style-name="T11"> (InJail)</text:span></text:p>
      <text:p text:style-name="P1"><text:s text:c="12"/>{</text:p>
      <text:p text:style-name="P1"><text:s text:c="16"/>Money2 -= 50;</text:p>
      <text:p text:style-name="P2"><text:span text:style-name="T11"><text:s text:c="16"/>InJail = </text:span><text:span text:style-name="T3">false</text:span><text:span text:style-name="T11">;</text:span></text:p>
      <text:p text:style-name="P1"><text:s text:c="16"/>JailCooldown = 0;</text:p>
      <text:p text:style-name="P2"><text:span text:style-name="T11"><text:s text:c="16"/>SystemMessage(</text:span><text:span text:style-name="T20">"Spieler "</text:span><text:span text:style-name="T11"> + GetFarbe().ToString() + </text:span><text:span text:style-name="T20">" kauft sich aus dem Gefängnis frei"</text:span><text:span text:style-name="T11">);</text:span></text:p>
      <text:p text:style-name="P1"><text:s text:c="12"/>}</text:p>
      <text:p text:style-name="P2"><text:span text:style-name="T11"><text:s text:c="12"/></text:span><text:span text:style-name="T3">else</text:span></text:p>
      <text:p text:style-name="P2"><text:span text:style-name="T11"><text:s text:c="16"/>SystemMessageF(</text:span><text:span text:style-name="T20">"Fehler 15: Spieler befindet sich nicht im Gefängnis!"</text:span><text:span text:style-name="T11">);</text:span></text:p>
      <text:p text:style-name="P1"><text:s text:c="8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1"><text:s text:c="8"/></text:span><text:span text:style-name="T5">public</text:span><text:span text:style-name="T13"> </text:span><text:span text:style-name="T5">void</text:span><text:span text:style-name="T13"> HypothekErhalten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{ SystemMessageF(</text:span><text:span text:style-name="T20">"Fehler 29: Fehlerhafte FeldID!"</text:span><text:span text:style-name="T11">); </text:span><text:span text:style-name="T3">return</text:span><text:span text:style-name="T11">;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16: Das ist kein Straße!"</text:span><text:span text:style-name="T11">); </text:span><text:span text:style-name="T3">return</text:span><text:span text:style-name="T11">; }</text:span></text:p>
      <text:p text:style-name="P1"><text:s text:c="12"/>Feld = Felder[Feld].Straße;</text:p>
      <text:p text:style-name="P2"><text:span text:style-name="T11"><text:s text:c="12"/></text:span><text:span text:style-name="T3">if</text:span><text:span text:style-name="T11"> (Straßen[Feld].Besitzer != GetFarbe()) { SystemMessageF(</text:span><text:span text:style-name="T20">"Fehler 17: Straße gehört einem anderen Spieler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Straßen[Feld].Hypothek == </text:span><text:span text:style-name="T3">true</text:span><text:span text:style-name="T11">) { SystemMessageF(</text:span><text:span text:style-name="T20">"Fehler 18: Diese Straße ist bereits mit einer Hypothek belegt!"</text:span><text:span text:style-name="T11">); </text:span><text:span text:style-name="T3">return</text:span><text:span text:style-name="T11">; }</text:span></text:p>
      <text:p text:style-name="P2"><text:span text:style-name="T11"><text:s text:c="12"/>Straßen[Feld].Hypothek = </text:span><text:span text:style-name="T3">true</text:span><text:span text:style-name="T11">;</text:span></text:p>
      <text:p text:style-name="P1"><text:s text:c="12"/>Money2 += Straßen[Feld].Preis / 2; </text:p>
      <text:p text:style-name="P2"><text:span text:style-name="T11"><text:s text:c="12"/>SystemMessage(</text:span><text:span text:style-name="T20">"Spieler "</text:span><text:span text:style-name="T11"> + GetFarbe().ToString() + </text:span><text:span text:style-name="T20">" nutzt Hypothek für "</text:span><text:span text:style-name="T11"> + Straßen[Feld].Name)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void</text:span><text:span text:style-name="T13"> HypothekAufheben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30: Fehlerhafte FeldID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19: Das ist kein Straße!"</text:span><text:span text:style-name="T11">); </text:span><text:span text:style-name="T3">return</text:span><text:span text:style-name="T11">; }</text:span></text:p>
      <text:p text:style-name="P1"><text:s text:c="12"/>Feld = Felder[Feld].Straße;</text:p>
      <text:p text:style-name="P2"><text:span text:style-name="T11"><text:s text:c="12"/></text:span><text:span text:style-name="T3">if</text:span><text:span text:style-name="T11"> (Straßen[Feld].Besitzer != GetFarbe()) { SystemMessageF(</text:span><text:span text:style-name="T20">"Fehler 20: Straße gehört einem anderen Spieler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Straßen[Feld].Hypothek == </text:span><text:span text:style-name="T3">false</text:span><text:span text:style-name="T11">) { SystemMessageF(</text:span><text:span text:style-name="T20">"Fehler 21: Diese Straße hat keine Hypothek!"</text:span><text:span text:style-name="T11">); </text:span><text:span text:style-name="T3">return</text:span><text:span text:style-name="T11">; }</text:span></text:p>
      <text:p text:style-name="P2"><text:span text:style-name="T11"><text:s text:c="12"/>Straßen[Feld].Hypothek = </text:span><text:span text:style-name="T3">false</text:span><text:span text:style-name="T11">;</text:span></text:p>
      <text:p text:style-name="P2"><text:span text:style-name="T11"><text:s text:c="12"/>Money2 -= (</text:span><text:span text:style-name="T3">int</text:span><text:span text:style-name="T11">)((</text:span><text:span text:style-name="T3">double</text:span><text:span text:style-name="T11">)Straßen[Feld].Preis / 2 + Straßen[Feld].Preis * 0.1f);</text:span></text:p>
      <text:p text:style-name="P2"><text:span text:style-name="T11"><text:s text:c="12"/>SystemMessage(</text:span><text:span text:style-name="T20">"Spieler "</text:span><text:span text:style-name="T11"> + GetFarbe().ToString() + </text:span><text:span text:style-name="T20">" zahlt Hypothek zurück für "</text:span><text:span text:style-name="T11"> + Straßen[Feld].Name)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float</text:span><text:span text:style-name="T13"> GetHypothekAufheben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65 Fehlerhafte FeldID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66: Das ist kein Straße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return</text:span><text:span text:style-name="T11"> Straßen[Felder[Feld].Straße].Preis / 2 + Straßen[Felder[Feld].Straße].Preis * 0.1f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float</text:span><text:span text:style-name="T13"> GetHypothekErhalten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67: Fehlerhafte FeldID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68: Das ist kein Straße!"</text:span><text:span text:style-name="T11">); </text:span><text:span text:style-name="T3">return</text:span><text:span text:style-name="T11"> 0; }</text:span></text:p>
      <text:p text:style-name="P2"><text:span text:style-name="T11"><text:s text:c="12"/></text:span><text:span text:style-name="T3">return</text:span><text:span text:style-name="T11"> Straßen[Felder[Feld].Straße].Preis / 2 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void</text:span><text:span text:style-name="T13"> StraßeKaufen(</text:span><text:span text:style-name="T5">int</text:span><text:span text:style-name="T13"> Feld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31: Fehlerhafte FeldID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Felder[Feld].Typ != 0) { SystemMessageF(</text:span><text:span text:style-name="T20">"Fehler 22: Das ist kein Straße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EigenePosition != Feld) { SystemMessageF(</text:span><text:span text:style-name="T20">"Fehler 23: Sie befinden sich nicht auf dem Feld!"</text:span><text:span text:style-name="T11">); </text:span><text:span text:style-name="T3">return</text:span><text:span text:style-name="T11">; }</text:span></text:p>
      <text:p text:style-name="P2"><text:span text:style-name="T11"><text:s text:c="12"/></text:span><text:span text:style-name="T3">if</text:span><text:span text:style-name="T11"> (InJail) { SystemMessageF(</text:span><text:span text:style-name="T20">"Fehler 24: Es kann vom Gefängnis aus keine Straße gekauft werden!"</text:span><text:span text:style-name="T11">); </text:span><text:span text:style-name="T3">return</text:span><text:span text:style-name="T11">; }</text:span></text:p>
      <text:p text:style-name="P1"><text:s text:c="12"/>Feld = Felder[Feld].Straße;</text:p>
      <text:p text:style-name="P2"><text:span text:style-name="T11"><text:s text:c="12"/></text:span><text:span text:style-name="T3">if</text:span><text:span text:style-name="T11"> (Straßen[Feld].Besitzer &gt; 0) { SystemMessageF(</text:span><text:span text:style-name="T20">"Fehler 25: Straße gehört einem anderen Spieler!"</text:span><text:span text:style-name="T11">); </text:span><text:span text:style-name="T3">return</text:span><text:span text:style-name="T11">; }</text:span></text:p>
      <text:p text:style-name="P1"><text:s text:c="12"/>Money2 -= Straßen[Feld].Preis;</text:p>
      <text:p text:style-name="P1"><text:s text:c="12"/>Straßen[Feld].Besitzer = GetFarbe();</text:p>
      <text:p text:style-name="P2"><text:span text:style-name="T11"><text:s text:c="12"/>SystemMessage(</text:span><text:span text:style-name="T20">"Spieler "</text:span><text:span text:style-name="T11"> + GetFarbe().ToString() + </text:span><text:span text:style-name="T20">" kauft "</text:span><text:span text:style-name="T11"> + Straßen[Feld].Name + </text:span><text:span text:style-name="T20">" ("</text:span><text:span text:style-name="T11"> + Straßen[Feld].Preis.ToString()+ </text:span><text:span text:style-name="T20">")"</text:span><text:span text:style-name="T11">);</text:span></text:p>
      <text:p text:style-name="P1"><text:s text:c="8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1"><text:s text:c="7"/></text:span><text:span text:style-name="T12"><text:s/></text:span><text:span text:style-name="T5">public</text:span><text:span text:style-name="T13"> </text:span><text:span text:style-name="T5">bool</text:span><text:span text:style-name="T13"> KannSpielerHausBauen(</text:span><text:span text:style-name="T5">int</text:span><text:span text:style-name="T13"> Feld, </text:span><text:span text:style-name="T5">int</text:span><text:span text:style-name="T13"> SpielerFarbe)</text:span></text:p>
      <text:p text:style-name="P2"><text:span text:style-name="T11"><text:tab/>{</text:span>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55: Fehlerhafte FeldID"</text:span><text:span text:style-name="T11">); </text:span><text:span text:style-name="T3">return</text:span><text:span text:style-name="T11"> </text:span><text:span text:style-name="T3">false</text:span><text:span text:style-name="T11">; }</text:span></text:p>
      <text:p text:style-name="P2"><text:span text:style-name="T11"><text:s text:c="12"/></text:span><text:span text:style-name="T3">if</text:span><text:span text:style-name="T11"> (Felder[Feld].Typ != 0) {</text:span><text:span text:style-name="T3">return</text:span><text:span text:style-name="T11"> </text:span><text:span text:style-name="T3">false</text:span><text:span text:style-name="T11">; }</text:span></text:p>
      <text:p text:style-name="P2"><text:span text:style-name="T11"><text:s text:c="12"/></text:span><text:span text:style-name="T3">if</text:span><text:span text:style-name="T11"> (Straßen[Felder[Feld].Straße].Typ != 0) </text:span><text:span text:style-name="T3">return</text:span><text:span text:style-name="T11"> </text:span><text:span text:style-name="T3">false</text:span><text:span text:style-name="T11">;</text:span></text:p>
      <text:p text:style-name="P2"><text:span text:style-name="T11"><text:s text:c="12"/></text:span><text:span text:style-name="T3">if</text:span><text:span text:style-name="T11"> (SpielerFarbe &lt;= 0 || SpielerFarbe &gt; Spieler.Count()) { SystemMessageF(</text:span><text:span text:style-name="T20">"Fehler 57: SpielerID existiert nicht!"</text:span><text:span text:style-name="T11">); </text:span><text:span text:style-name="T3">return</text:span><text:span text:style-name="T11"> </text:span><text:span text:style-name="T3">false</text:span><text:span text:style-name="T11">; }</text:span></text:p>
      <text:p text:style-name="P2"><text:span text:style-name="T11"><text:s text:c="12"/></text:span><text:span text:style-name="T3">if</text:span><text:span text:style-name="T11"> (Straßen[Felder[Feld].Straße].Typ==0 &amp;&amp; Straße_Komplett(Feld) &amp;&amp; GetStraße(Feld).Besitzer == SpielerFarbe &amp;&amp; Straßen[Felder[Feld].Straße].Haus &lt; 5)</text:span></text:p>
      <text:p text:style-name="P1"><text:s text:c="12"/>{</text:p>
      <text:p text:style-name="P2"><text:span text:style-name="T11"><text:s text:c="16"/></text:span><text:span text:style-name="T3">int</text:span><text:span text:style-name="T11"> a = Straßen[Felder[Feld].Straße].Haus;</text:span></text:p>
      <text:p text:style-name="P2"><text:span text:style-name="T11"><text:s text:c="16"/></text:span><text:span text:style-name="T3">int</text:span><text:span text:style-name="T11"> b = Straßen[Felder[Feld].Straße].Partner &lt; 0 ? -1 : Straßen[Straßen[Felder[Feld].Straße].Partner].Haus;</text:span></text:p>
      <text:p text:style-name="P2"><text:span text:style-name="T11"><text:s text:c="16"/></text:span><text:span text:style-name="T3">int</text:span><text:span text:style-name="T11"> c = Straßen[Felder[Feld].Straße].Partner2 &lt; 0 ? -1 : Straßen[Straßen[Felder[Feld].Straße].Partner2].Haus;</text:span></text:p>
      <text:p text:style-name="P2"><text:span text:style-name="T11"><text:s text:c="16"/></text:span><text:span text:style-name="T3">int</text:span><text:span text:style-name="T11"> summ = 0;</text:span></text:p>
      <text:p text:style-name="P2"><text:span text:style-name="T11"><text:s text:c="16"/></text:span><text:span text:style-name="T3">int</text:span><text:span text:style-name="T11"> anz = 1;</text:span></text:p>
      <text:p text:style-name="P2"><text:span text:style-name="T11"><text:s text:c="16"/></text:span><text:span text:style-name="T3">if</text:span><text:span text:style-name="T11"> (b &gt; -1 &amp;&amp; c == -1) { anz = 2; summ = a + b; }</text:span></text:p>
      <text:p text:style-name="P2"><text:span text:style-name="T11"><text:s text:c="16"/></text:span><text:span text:style-name="T3">if</text:span><text:span text:style-name="T11"> (b &gt; -1 &amp;&amp; c &gt; -1) { anz = 3; summ = a + b + c; }</text:span></text:p>
      <text:p text:style-name="P2"><text:span text:style-name="T11"><text:s text:c="16"/></text:span><text:span text:style-name="T3">if</text:span><text:span text:style-name="T11"> (Straßen[Felder[Feld].Straße].Haus &lt; (</text:span><text:span text:style-name="T3">int</text:span><text:span text:style-name="T11">)summ / anz)</text:span></text:p>
      <text:p text:style-name="P1"><text:s text:c="16"/>{</text:p>
      <text:p text:style-name="P2"><text:span text:style-name="T11"><text:s text:c="20"/></text:span><text:span text:style-name="T3">return</text:span><text:span text:style-name="T11"> </text:span><text:span text:style-name="T3">true</text:span><text:span text:style-name="T11">;</text:span></text:p>
      <text:p text:style-name="P1"><text:s text:c="16"/>}</text:p>
      <text:p text:style-name="P2"><text:span text:style-name="T11"><text:s text:c="16"/></text:span><text:span text:style-name="T3">else</text:span></text:p>
      <text:p text:style-name="P2"><text:span text:style-name="T11"><text:s text:c="20"/></text:span><text:span text:style-name="T3">return</text:span><text:span text:style-name="T11"> </text:span><text:span text:style-name="T3">false</text:span><text:span text:style-name="T11">;</text:span></text:p>
      <text:p text:style-name="P1"><text:s text:c="12"/>}</text:p>
      <text:p text:style-name="P2"><text:span text:style-name="T11"><text:s text:c="12"/></text:span><text:span text:style-name="T3">else</text:span></text:p>
      <text:p text:style-name="P2"><text:span text:style-name="T11"><text:s text:c="16"/></text:span><text:span text:style-name="T3">return</text:span><text:span text:style-name="T11"> </text:span><text:span text:style-name="T3">false</text:span><text:span text:style-name="T11">;</text:span></text:p>
      <text:p text:style-name="P1"><text:s text:c="8"/>}</text:p>
      <text:p text:style-name="P1"/>
      <text:p text:style-name="P2"><text:span text:style-name="T11"><text:s text:c="8"/></text:span><text:span text:style-name="T5">public</text:span><text:span text:style-name="T13"> </text:span><text:span text:style-name="T5">bool</text:span><text:span text:style-name="T13"> KannSpielerHausAbreissen(</text:span><text:span text:style-name="T5">int</text:span><text:span text:style-name="T13"> Feld, </text:span><text:span text:style-name="T5">int</text:span><text:span text:style-name="T13"> SpielerFarbe)</text:span></text:p>
      <text:p text:style-name="P1"><text:s text:c="8"/>{</text:p>
      <text:p text:style-name="P2"><text:span text:style-name="T11"><text:s text:c="12"/></text:span><text:span text:style-name="T3">if</text:span><text:span text:style-name="T11"> (Feld &lt; 0 || Feld &gt;= Felder.Count()) { SystemMessageF(</text:span><text:span text:style-name="T20">"Fehler 58: Fehlerhafte FeldID"</text:span><text:span text:style-name="T11">); </text:span><text:span text:style-name="T3">return</text:span><text:span text:style-name="T11"> </text:span><text:span text:style-name="T3">false</text:span><text:span text:style-name="T11">; }</text:span></text:p>
      <text:p text:style-name="P2"><text:span text:style-name="T11"><text:s text:c="12"/></text:span><text:span text:style-name="T3">if</text:span><text:span text:style-name="T11"> (Felder[Feld].Typ != 0) { <text:s/></text:span><text:span text:style-name="T3">return</text:span><text:span text:style-name="T11"> </text:span><text:span text:style-name="T3">false</text:span><text:span text:style-name="T11">; }</text:span></text:p>
      <text:p text:style-name="P2"><text:span text:style-name="T11"><text:s text:c="12"/></text:span><text:span text:style-name="T3">if</text:span><text:span text:style-name="T11"> (Straßen[Felder[Feld].Straße].Typ != 0) </text:span><text:span text:style-name="T3">return</text:span><text:span text:style-name="T11"> </text:span><text:span text:style-name="T3">false</text:span><text:span text:style-name="T11">;</text:span></text:p>
      <text:p text:style-name="P2"><text:span text:style-name="T11"><text:s text:c="12"/></text:span><text:span text:style-name="T3">if</text:span><text:span text:style-name="T11"> (SpielerFarbe &lt;= 0 || SpielerFarbe &gt; Spieler.Count()) { SystemMessageF(</text:span><text:span text:style-name="T20">"Fehler 60: SpielerID existiert nicht!"</text:span><text:span text:style-name="T11">); </text:span><text:span text:style-name="T3">return</text:span><text:span text:style-name="T11"> </text:span><text:span text:style-name="T3">false</text:span><text:span text:style-name="T11">; }</text:span></text:p>
      <text:p text:style-name="P2"><text:span text:style-name="T11"><text:s text:c="12"/></text:span><text:span text:style-name="T3">if</text:span><text:span text:style-name="T11"> (Straßen[Felder[Feld].Straße].Typ == 0 &amp;&amp; GetStraße(Feld).Besitzer == SpielerFarbe &amp;&amp; Straßen[Felder[Feld].Straße].Haus &gt;0)</text:span></text:p>
      <text:p text:style-name="P1"><text:s text:c="12"/>{</text:p>
      <text:p text:style-name="P2"><text:span text:style-name="T11"><text:s text:c="16"/></text:span><text:span text:style-name="T3">int</text:span><text:span text:style-name="T11"> a = Straßen[Felder[Feld].Straße].Haus;</text:span></text:p>
      <text:p text:style-name="P2"><text:span text:style-name="T11"><text:s text:c="16"/></text:span><text:span text:style-name="T3">int</text:span><text:span text:style-name="T11"> b = Straßen[Felder[Feld].Straße].Partner &lt; 0 ? -1 : Straßen[Straßen[Felder[Feld].Straße].Partner].Haus;</text:span></text:p>
      <text:p text:style-name="P2"><text:span text:style-name="T11"><text:s text:c="16"/></text:span><text:span text:style-name="T3">int</text:span><text:span text:style-name="T11"> c = Straßen[Felder[Feld].Straße].Partner2 &lt; 0 ? -1 : Straßen[Straßen[Felder[Feld].Straße].Partner2].Haus;</text:span></text:p>
      <text:p text:style-name="P2"><text:span text:style-name="T11"><text:s text:c="16"/></text:span><text:span text:style-name="T3">int</text:span><text:span text:style-name="T11"> summ = 0;</text:span></text:p>
      <text:p text:style-name="P2"><text:span text:style-name="T11"><text:s text:c="16"/></text:span><text:span text:style-name="T3">int</text:span><text:span text:style-name="T11"> anz = 1;</text:span></text:p>
      <text:p text:style-name="P2"><text:span text:style-name="T11"><text:s text:c="16"/></text:span><text:span text:style-name="T3">if</text:span><text:span text:style-name="T11"> (b &gt; -1 &amp;&amp; c == -1) { anz = 2; summ = a + b; }</text:span></text:p>
      <text:p text:style-name="P2"><text:span text:style-name="T11"><text:s text:c="16"/></text:span><text:span text:style-name="T3">if</text:span><text:span text:style-name="T11"> (b &gt; -1 &amp;&amp; c &gt; -1) { anz = 3; summ = a + b + c; }</text:span></text:p>
      <text:p text:style-name="P2"><text:span text:style-name="T11"><text:s text:c="16"/></text:span><text:span text:style-name="T3">if</text:span><text:span text:style-name="T11"> (Straßen[Felder[Feld].Straße].Haus &gt; (</text:span><text:span text:style-name="T3">int</text:span><text:span text:style-name="T11">)summ / anz)</text:span></text:p>
      <text:p text:style-name="P1"><text:s text:c="16"/>{</text:p>
      <text:p text:style-name="P2"><text:span text:style-name="T11"><text:s text:c="20"/></text:span><text:span text:style-name="T3">return</text:span><text:span text:style-name="T11"> </text:span><text:span text:style-name="T3">true</text:span><text:span text:style-name="T11">;</text:span></text:p>
      <text:p text:style-name="P1"><text:s text:c="16"/>}</text:p>
      <text:p text:style-name="P2"><text:span text:style-name="T11"><text:s text:c="16"/></text:span><text:span text:style-name="T3">else</text:span></text:p>
      <text:p text:style-name="P2"><text:span text:style-name="T11"><text:s text:c="20"/></text:span><text:span text:style-name="T3">return</text:span><text:span text:style-name="T11"> </text:span><text:span text:style-name="T3">false</text:span><text:span text:style-name="T11">;</text:span></text:p>
      <text:p text:style-name="P1"><text:s text:c="12"/>}</text:p>
      <text:p text:style-name="P2"><text:span text:style-name="T11"><text:s text:c="12"/></text:span><text:span text:style-name="T3">else</text:span></text:p>
      <text:p text:style-name="P2"><text:span text:style-name="T11"><text:s text:c="16"/></text:span><text:span text:style-name="T3">return</text:span><text:span text:style-name="T11"> </text:span><text:span text:style-name="T3">false</text:span><text:span text:style-name="T11">;</text:span></text:p>
      <text:p text:style-name="P1"><text:s text:c="8"/>}</text:p>
      <text:p text:style-name="P3"><text:span text:style-name="T11"/></text:p>
      <text:p text:style-name="P3"><text:span text:style-name="T10"><text:s text:c="6"/></text:span><text:span text:style-name="T5">public</text:span><text:span text:style-name="T13"> </text:span><text:span text:style-name="T5">int</text:span><text:span text:style-name="T13"> GetJailTime()</text:span></text:p>
      <text:p text:style-name="P1"><text:s text:c="8"/>{</text:p>
      <text:p text:style-name="P2"><text:span text:style-name="T11"><text:s text:c="12"/></text:span><text:span text:style-name="T3">return</text:span><text:span text:style-name="T11"> JailCooldown;</text:span></text:p>
      <text:p text:style-name="P1"><text:s text:c="8"/>}</text:p>
      <text:p text:style-name="P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.012cm" fo:margin-left="0.053cm" fo:margin-right="0.04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9</meta:editing-cycles>
    <meta:generator>LibreOffice/3.5$Windows_x86 LibreOffice_project/165a79a-7059095-e13bb37-fef39a4-9503d18</meta:generator>
    <dc:date>2013-04-02T21:19:59.29</dc:date>
    <meta:document-statistic meta:table-count="0" meta:image-count="0" meta:object-count="0" meta:page-count="6" meta:paragraph-count="328" meta:word-count="2005" meta:character-count="19622" meta:non-whitespace-character-count="13726"/>
    <meta:user-defined meta:name="Info 1"/>
    <meta:user-defined meta:name="Info 2"/>
    <meta:user-defined meta:name="Info 3"/>
    <meta:user-defined meta:name="Info 4"/>
  </office:meta>
</office:document-meta>
</file>